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33ff99" draw:textarea-horizontal-align="center" draw:textarea-vertical-align="middle" draw:auto-grow-height="false" fo:min-height="4.859cm" fo:min-width="3.651cm" fo:padding-top="0cm" fo:padding-bottom="0cm" fo:padding-left="0cm" fo:padding-right="0cm" fo:wrap-option="no-wrap"/>
    </style:style>
    <style:style style:name="gr2" style:family="graphic" style:parent-style-name="standard">
      <style:graphic-properties draw:textarea-horizontal-align="justify" draw:textarea-vertical-align="middle" draw:auto-grow-height="false" fo:min-height="7.352cm" fo:min-width="1.786cm"/>
    </style:style>
    <style:style style:name="gr3" style:family="graphic" style:parent-style-name="standard">
      <style:graphic-properties draw:fill="solid" draw:fill-color="#ff420e" draw:textarea-horizontal-align="justify" draw:textarea-vertical-align="middle" draw:auto-grow-height="false" fo:min-height="7.352cm" fo:min-width="1.786cm"/>
    </style:style>
    <style:style style:name="gr4" style:family="graphic" style:parent-style-name="standard">
      <style:graphic-properties draw:opacity="50%" draw:textarea-horizontal-align="justify" draw:textarea-vertical-align="middle" draw:auto-grow-height="false" fo:min-height="0.7cm" fo:min-width="7.836cm" draw:shadow-opacity="50%"/>
    </style:style>
    <style:style style:name="gr5" style:family="graphic" style:parent-style-name="standard">
      <style:graphic-properties draw:opacity="50%" draw:textarea-horizontal-align="justify" draw:textarea-vertical-align="middle" draw:auto-grow-height="false" fo:min-height="1.515cm" fo:min-width="9.279cm" draw:shadow-opacity="50%"/>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88cm" svg:height="7.491cm" svg:x="3.429cm" svg:y="-0.011cm">
          <draw:glue-point draw:id="4" svg:x="-2.91cm" svg:y="-3.214cm"/>
          <text:p text:style-name="P1">Middle-ware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286cm" svg:height="7.602cm" svg:x="10.414cm" svg:y="0.018cm">
          <text:p text:style-name="P1">View</text:p>
          <draw:enhanced-geometry svg:viewBox="0 0 21600 21600" draw:type="rectangle" draw:enhanced-path="M 0 0 L 21600 0 21600 21600 0 21600 0 0 Z N"/>
        </draw:custom-shape>
        <draw:custom-shape draw:style-name="gr3" draw:text-style-name="P1" draw:layer="layout" svg:width="2.286cm" svg:height="7.602cm" svg:x="0cm" svg:y="-0.002cm">
          <text:p text:style-name="P1">Template</text:p>
          <draw:enhanced-geometry svg:viewBox="0 0 21600 21600" draw:type="rectangle" draw:enhanced-path="M 0 0 L 21600 0 21600 21600 0 21600 0 0 Z N"/>
        </draw:custom-shape>
        <draw:custom-shape draw:style-name="gr4" draw:text-style-name="P1" draw:layer="layout" svg:width="9.525cm" svg:height="1.9cm" svg:x="1.381cm" svg:y="4.362cm">
          <text:p text:style-name="P1">Respons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9.779cm" svg:height="1.765cm" svg:x="1.252cm" svg:y="0.832cm">
          <text:p text:style-name="P1">Request</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fo:text-align="start"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7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ostafa Barmshory</meta:initial-creator>
    <meta:creation-date>2015-04-22T20:25:03.115053315</meta:creation-date>
    <dc:date>2015-05-04T17:50:01.280502381</dc:date>
    <dc:creator>Mostafa Barmshory</dc:creator>
    <meta:editing-duration>PT28M2S</meta:editing-duration>
    <meta:editing-cycles>7</meta:editing-cycles>
    <meta:generator>LibreOffice/4.3.6.2$Linux_X86_64 LibreOffice_project/430m0$Build-2</meta:generator>
    <meta:document-statistic meta:object-count="5"/>
  </office:meta>
</office:document-meta>
</file>